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4.978in"/>
    </style:style>
    <style:style style:name="co3" style:family="table-column">
      <style:table-column-properties fo:break-before="auto" style:column-width="5.3173in"/>
    </style:style>
    <style:style style:name="co4" style:family="table-column">
      <style:table-column-properties fo:break-before="auto" style:column-width="3.63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2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2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table:number-columns-repeated="2" office:value-type="string" calcext:value-type="string">
            <text:p>Fri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Стоп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Check-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ход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2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2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2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2" office:value-type="string" calcext:value-type="string">
            <text:p>Rub</text:p>
          </table:table-cell>
        </table:table-row>
        <table:table-row table:style-name="ro1">
          <table:table-cell office:value-type="string" calcext:value-type="string">
            <text:p>INR</text:p>
          </table:table-cell>
          <table:table-cell table:number-columns-repeated="3" table:style-name="ce12" office:value-type="string" calcext:value-type="string">
            <text:p>₹ 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avrg_hrs_per_day</text:p>
          </table:table-cell>
          <table:table-cell office:value-type="string" calcext:value-type="string">
            <text:p>Avr. daily working hours</text:p>
          </table:table-cell>
          <table:table-cell table:formula="of:=STRREV(&quot;שעות עבודה יומיות ממוצעות&quot;)" office:value-type="string" office:string-value="תועצוממ תוימוי הדובע תועש" calcext:value-type="string">
            <text:p>תועצוממ תוימוי הדובע תועש</text:p>
          </table:table-cell>
          <table:table-cell office:value-type="string" calcext:value-type="string">
            <text:p>Сред.Кол.рабочих час/день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שכורת אוטומטי&quot;)" office:value-type="string" office:string-value="יטמוטוא תרוכשמ בושיח" calcext:value-type="string">
            <text:p>יטמוטוא תרוכש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שכורת&quot;)" office:value-type="string" office:string-value="תרוכשמ" calcext:value-type="string">
            <text:p>תרוכש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1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1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office:value-type="string" calcext:value-type="string">
            <text:p>האם אתה בטוח שתרצה לווטר על %s?</text:p>
          </table:table-cell>
          <table:table-cell office:value-type="string" calcext:value-type="string">
            <text:p><text:span text:style-name="T1">Вы уверены, что хотите %s пропустить</text:span>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Income-tax-percent</text:p>
          </table:table-cell>
          <table:table-cell office:value-type="string" calcext:value-type="string">
            <text:p>Tax rate</text:p>
          </table:table-cell>
          <table:table-cell table:formula="of:=STRREV(&quot;שיעור המס&quot;)" office:value-type="string" office:string-value="סמה רועיש" calcext:value-type="string">
            <text:p>סמה רועיש</text:p>
          </table:table-cell>
          <table:table-cell office:value-type="string" calcext:value-type="string">
            <text:p>Ставка налога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?&quot;)" office:value-type="string" office:string-value="?תאצל תחכש" calcext:value-type="string">
            <text:p>?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11" office:value-type="string" calcext:value-type="string">
            <text:p>We noticed you had Check in yesterday, but no check out.</text:p>
          </table:table-cell>
          <table:table-cell table:style-name="ce11" office:value-type="string" calcext:value-type="string">
            <text:p>We noticed you had Check-In yesterday, but no Check-Out</text:p>
          </table:table-cell>
          <table:table-cell table:style-name="ce11" office:value-type="string" calcext:value-type="string">
            <text:p>שמנו לב שהיתה לך כניסה אתמול, אבל לא יציאה</text:p>
          </table:table-cell>
          <table:table-cell table:style-name="ce11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<text:span text:style-name="T1">ВЫЙТИ: рабочий день будет завершен вчера </text:span>в 24:00</text:p>
          </table:table-cell>
        </table:table-row>
        <table:table-row table:style-name="ro1">
          <table:table-cell office:value-type="string" calcext:value-type="string">
            <text:p>forgot_check_out_some_day</text:p>
          </table:table-cell>
          <table:table-cell office:value-type="string" calcext:value-type="string">
            <text:p>We noticed you had Check-In at %s, but no Check-Out</text:p>
          </table:table-cell>
          <table:table-cell office:value-type="string" calcext:value-type="string">
            <text:p>שמנו לב שהיתה לך כניסה בתאריך %s , אבל לא יציאה</text:p>
          </table:table-cell>
          <table:table-cell office:value-type="string" calcext:value-type="string">
            <text:p>Мы заметили, что у вас был вход в %s, но нет выхода</text:p>
          </table:table-cell>
        </table:table-row>
        <table:table-row table:style-name="ro1">
          <table:table-cell table:number-columns-repeated="2" office:value-type="string" calcext:value-type="string">
            <text:p>EDIT: Change working hours</text:p>
          </table:table-cell>
          <table:table-cell office:value-type="string" calcext:value-type="string">
            <text:p>שינוי: לשנות שעות עבודה</text:p>
          </table:table-cell>
          <table:table-cell office:value-type="string" calcext:value-type="string">
            <text:p>РЕДАКТИРОВАТЬ: изменить рабочие часы</text:p>
          </table:table-cell>
        </table:table-row>
        <table:table-row table:style-name="ro1">
          <table:table-cell table:number-columns-repeated="2" office:value-type="string" calcext:value-type="string">
            <text:p>CLOSE: will check you out at 24:00 from that day</text:p>
          </table:table-cell>
          <table:table-cell office:value-type="string" calcext:value-type="string">
            <text:p>סגור: סיום יום עבודה זה בשעה 00:24</text:p>
          </table:table-cell>
          <table:table-cell office:value-type="string" calcext:value-type="string">
            <text:p><text:span text:style-name="T1">ЗАКРЫТЬ: </text:span>Закончить день в 24:00 этого дня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table:number-columns-repeated="2" office:value-type="string" calcext:value-type="string">
            <text:p>Close</text:p>
          </table:table-cell>
          <table:table-cell table:formula="of:=STRREV(&quot;סגור&quot;)" office:value-type="string" office:string-value="רוגס" calcext:value-type="string">
            <text:p>רוגס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table:number-columns-repeated="2" office:value-type="string" calcext:value-type="string">
            <text:p>Edit</text:p>
          </table:table-cell>
          <table:table-cell table:formula="of:=STRREV(&quot;שינוי&quot;)" office:value-type="string" office:string-value="יוניש" calcext:value-type="string">
            <text:p>יוניש</text:p>
          </table:table-cell>
          <table:table-cell office:value-type="string" calcext:value-type="string">
            <text:p>Редактировать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1">
          <table:table-cell office:value-type="string" calcext:value-type="string">
            <text:p>info_working_hours</text:p>
          </table:table-cell>
          <table:table-cell office:value-type="string" calcext:value-type="string">
            <text:p>Select average working hours</text:p>
          </table:table-cell>
          <table:table-cell office:value-type="string" calcext:value-type="string">
            <text:p>בחר שעות עבודה ממוצעות</text:p>
          </table:table-cell>
          <table:table-cell office:value-type="string" calcext:value-type="string">
            <text:p>Выберите среднее рабочее время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11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14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11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  <table:table-row table:style-name="ro1">
          <table:table-cell office:value-type="string" calcext:value-type="string">
            <text:p>email_bug_description</text:p>
          </table:table-cell>
          <table:table-cell office:value-type="string" calcext:value-type="string">
            <text:p>type your bug description here.</text:p>
          </table:table-cell>
          <table:table-cell office:value-type="string" calcext:value-type="string">
            <text:p>הקלד כאן תיאור הבעיה בתוכנה</text:p>
          </table:table-cell>
          <table:table-cell office:value-type="string" calcext:value-type="string">
            <text:p>введите описание ошибки здесь</text:p>
          </table:table-cell>
        </table:table-row>
        <table:table-row table:style-name="ro1">
          <table:table-cell office:value-type="string" calcext:value-type="string">
            <text:p>email_feature_description</text:p>
          </table:table-cell>
          <table:table-cell office:value-type="string" calcext:value-type="string">
            <text:p>type your feature description here.</text:p>
          </table:table-cell>
          <table:table-cell office:value-type="string" calcext:value-type="string">
            <text:p>הקלד תיאור אופציה נוספת כאן</text:p>
          </table:table-cell>
          <table:table-cell office:value-type="string" calcext:value-type="string">
            <text:p>введите описание здесь</text:p>
          </table:table-cell>
        </table:table-row>
        <table:table-row table:style-name="ro1">
          <table:table-cell office:value-type="string" calcext:value-type="string">
            <text:p>p_notif_passed_hours</text:p>
          </table:table-cell>
          <table:table-cell office:value-type="string" calcext:value-type="string">
            <text:p>Just a reminder, %s passed so far.</text:p>
          </table:table-cell>
          <table:table-cell table:style-name="ce5" office:value-type="string" calcext:value-type="string">
            <text:p>תזכורת: עברו %s מאז הכניסה.</text:p>
          </table:table-cell>
          <table:table-cell office:value-type="string" calcext:value-type="string">
            <text:p>Напоминаем, что прошло %s.</text:p>
          </table:table-cell>
        </table:table-row>
        <table:table-row table:style-name="ro1">
          <table:table-cell office:value-type="string" calcext:value-type="string">
            <text:p>p_notif_125</text:p>
          </table:table-cell>
          <table:table-cell office:value-type="string" calcext:value-type="string">
            <text:p>You have started your overtime 125%</text:p>
          </table:table-cell>
          <table:table-cell office:value-type="string" calcext:value-type="string">
            <text:p>התחלת את ה125% שעות נוספות</text:p>
          </table:table-cell>
          <table:table-cell office:value-type="string" calcext:value-type="string">
            <text:p>Вы начали сверхурочную работу 125%</text:p>
          </table:table-cell>
        </table:table-row>
        <table:table-row table:style-name="ro1">
          <table:table-cell office:value-type="string" calcext:value-type="string">
            <text:p>p_notif_150</text:p>
          </table:table-cell>
          <table:table-cell office:value-type="string" calcext:value-type="string">
            <text:p>You have started your overtime 150%</text:p>
          </table:table-cell>
          <table:table-cell office:value-type="string" calcext:value-type="string">
            <text:p>התחלת את ה150% שעות נוספות</text:p>
          </table:table-cell>
          <table:table-cell office:value-type="string" calcext:value-type="string">
            <text:p>Вы начали сверхурочную работу 150%</text:p>
          </table:table-cell>
        </table:table-row>
        <table:table-row table:style-name="ro1">
          <table:table-cell table:number-columns-repeated="2" office:value-type="string" calcext:value-type="string">
            <text:p>Problem</text:p>
          </table:table-cell>
          <table:table-cell table:formula="of:=STRREV(&quot;בעיה&quot;)" office:value-type="string" office:string-value="היעב" calcext:value-type="string">
            <text:p>היעב</text:p>
          </table:table-cell>
          <table:table-cell office:value-type="string" calcext:value-type="string">
            <text:p>Проблема</text:p>
          </table:table-cell>
        </table:table-row>
        <table:table-row table:style-name="ro1">
          <table:table-cell table:number-columns-repeated="2" office:value-type="string" calcext:value-type="string">
            <text:p>Notification is not enabled in the device settings</text:p>
          </table:table-cell>
          <table:table-cell office:value-type="string" calcext:value-type="string">
            <text:p>התראה אינה מופעלת בהגדרות המכשיר</text:p>
          </table:table-cell>
          <table:table-cell office:value-type="string" calcext:value-type="string">
            <text:p>Уведомление не включено в настройках устройства</text:p>
          </table:table-cell>
        </table:table-row>
        <table:table-row table:style-name="ro1">
          <table:table-cell office:value-type="string" calcext:value-type="string">
            <text:p>check_out_notif</text:p>
          </table:table-cell>
          <table:table-cell office:value-type="string" calcext:value-type="string">
            <text:p>Enable checkout notification</text:p>
          </table:table-cell>
          <table:table-cell table:formula="of:=STRREV(&quot;הפעל הודעות על סיום עבודה&quot;)" office:value-type="string" office:string-value="הדובע םויס לע תועדוה לעפה" calcext:value-type="string">
            <text:p>הדובע םויס לע תועדוה לעפה</text:p>
          </table:table-cell>
          <table:table-cell office:value-type="string" calcext:value-type="string">
            <text:p>Включить уведомление о выходе</text:p>
          </table:table-cell>
        </table:table-row>
        <table:table-row table:style-name="ro1">
          <table:table-cell office:value-type="string" calcext:value-type="string">
            <text:p>you_have_worked_today_for_x_hours</text:p>
          </table:table-cell>
          <table:table-cell office:value-type="string" calcext:value-type="string">
            <text:p>You already worked today for %s do you wish to remove it?</text:p>
          </table:table-cell>
          <table:table-cell office:value-type="string" calcext:value-type="string">
            <text:p>היום כבר עבדת %s תרצה לווטר על זה?</text:p>
          </table:table-cell>
          <table:table-cell office:value-type="string" calcext:value-type="string">
            <text:p>Вы уже работали сегодня в течение %s вы хотите удалить это?</text:p>
          </table:table-cell>
        </table:table-row>
        <table:table-row table:style-name="ro1">
          <table:table-cell office:value-type="string" calcext:value-type="string">
            <text:p>salary_raise</text:p>
          </table:table-cell>
          <table:table-cell office:value-type="string" calcext:value-type="string">
            <text:p>Salary raise!!</text:p>
          </table:table-cell>
          <table:table-cell table:formula="of:=STRREV(&quot;העלאת שכר!!&quot;)" office:value-type="string" office:string-value="!!רכש תאלעה" calcext:value-type="string">
            <text:p>!!רכש תאלעה</text:p>
          </table:table-cell>
          <table:table-cell office:value-type="string" calcext:value-type="string">
            <text:p><text:span text:style-name="T1">Повышение</text:span>!</text:p>
          </table:table-cell>
        </table:table-row>
        <table:table-row table:style-name="ro1">
          <table:table-cell office:value-type="string" calcext:value-type="string">
            <text:p>congrats_on_salary_raise</text:p>
          </table:table-cell>
          <table:table-cell office:value-type="string" calcext:value-type="string">
            <text:p>Congratulations on your salary raise by %s!</text:p>
          </table:table-cell>
          <table:table-cell office:value-type="string" calcext:value-type="string">
            <text:p><text:span text:style-name="T1">ברכות על העלאת השכר שלך ב!</text:span>%s</text:p>
          </table:table-cell>
          <table:table-cell office:value-type="string" calcext:value-type="string">
            <text:p>Поздравляем с повышением зарплаты на %s!</text:p>
          </table:table-cell>
        </table:table-row>
        <table:table-row table:style-name="ro1">
          <table:table-cell table:number-columns-repeated="2" office:value-type="string" calcext:value-type="string">
            <text:p>Dismiss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Понятно</text:p>
          </table:table-cell>
        </table:table-row>
        <table:table-row table:style-name="ro1">
          <table:table-cell table:number-columns-repeated="2" office:value-type="string" calcext:value-type="string">
            <text:p>Salary simulator for Israel</text:p>
          </table:table-cell>
          <table:table-cell table:formula="of:=STRREV(&quot;סימולטור שכר לישראל&quot;)" office:value-type="string" office:string-value="לארשיל רכש רוטלומיס" calcext:value-type="string">
            <text:p>לארשיל רכש רוטלומיס</text:p>
          </table:table-cell>
          <table:table-cell office:value-type="string" calcext:value-type="string">
            <text:p>Калькулятор зарплаты в Израиле</text:p>
          </table:table-cell>
        </table:table-row>
        <table:table-row table:style-name="ro1">
          <table:table-cell table:number-columns-repeated="2" office:value-type="string" calcext:value-type="string">
            <text:p>Salary simulator</text:p>
          </table:table-cell>
          <table:table-cell table:formula="of:=STRREV(&quot;סימולטור שכר&quot;)" office:value-type="string" office:string-value="רכש רוטלומיס" calcext:value-type="string">
            <text:p>רכש רוטלומיס</text:p>
          </table:table-cell>
          <table:table-cell office:value-type="string" calcext:value-type="string">
            <text:p>Калькулятор зарплаты</text:p>
          </table:table-cell>
        </table:table-row>
        <table:table-row table:style-name="ro1">
          <table:table-cell table:number-columns-repeated="2" office:value-type="string" calcext:value-type="string">
            <text:p>Go to</text:p>
          </table:table-cell>
          <table:table-cell table:formula="of:=STRREV(&quot;עבור אל&quot;)" office:value-type="string" office:string-value="לא רובע" calcext:value-type="string">
            <text:p>לא רובע</text:p>
          </table:table-cell>
          <table:table-cell office:value-type="string" calcext:value-type="string">
            <text:p>Перейти</text:p>
          </table:table-cell>
        </table:table-row>
        <table:table-row table:style-name="ro1">
          <table:table-cell table:number-columns-repeated="2" office:value-type="string" calcext:value-type="string">
            <text:p>App settings</text:p>
          </table:table-cell>
          <table:table-cell table:formula="of:=STRREV(&quot;הגדרות תוכנה&quot;)" office:value-type="string" office:string-value="הנכות תורדגה" calcext:value-type="string">
            <text:p>הנכות תורדגה</text:p>
          </table:table-cell>
          <table:table-cell office:value-type="string" calcext:value-type="string">
            <text:p>Настройки приложения</text:p>
          </table:table-cell>
        </table:table-row>
        <table:table-row table:style-name="ro1">
          <table:table-cell table:number-columns-repeated="2" office:value-type="string" calcext:value-type="string">
            <text:p>Dark mode</text:p>
          </table:table-cell>
          <table:table-cell table:formula="of:=STRREV(&quot;מצב כהה&quot;)" office:value-type="string" office:string-value="ההכ בצמ" calcext:value-type="string">
            <text:p>ההכ בצמ</text:p>
          </table:table-cell>
          <table:table-cell office:value-type="string" calcext:value-type="string">
            <text:p>Темный режим</text:p>
          </table:table-cell>
        </table:table-row>
        <table:table-row table:style-name="ro1">
          <table:table-cell table:number-columns-repeated="2" office:value-type="string" calcext:value-type="string">
            <text:p>Enabl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Включить</text:p>
          </table:table-cell>
        </table:table-row>
        <table:table-row table:style-name="ro1">
          <table:table-cell table:number-columns-repeated="2" office:value-type="string" calcext:value-type="string">
            <text:p>Disable</text:p>
          </table:table-cell>
          <table:table-cell table:formula="of:=STRREV(&quot;כבה&quot;)" office:value-type="string" office:string-value="הבכ" calcext:value-type="string">
            <text:p>הבכ</text:p>
          </table:table-cell>
          <table:table-cell office:value-type="string" calcext:value-type="string">
            <text:p>Выключить</text:p>
          </table:table-cell>
        </table:table-row>
        <table:table-row table:style-name="ro1">
          <table:table-cell office:value-type="string" calcext:value-type="string">
            <text:p>no_check_out_yet</text:p>
          </table:table-cell>
          <table:table-cell office:value-type="string" calcext:value-type="string">
            <text:p>Check-out not reported</text:p>
          </table:table-cell>
          <table:table-cell table:formula="of:=STRREV(&quot;לא דווחה יציאה&quot;)" office:value-type="string" office:string-value="האיצי החווד אל" calcext:value-type="string">
            <text:p>האיצי החווד אל</text:p>
          </table:table-cell>
          <table:table-cell office:value-type="string" calcext:value-type="string">
            <text:p>Нет выхода</text:p>
          </table:table-cell>
        </table:table-row>
        <table:table-row table:style-name="ro1">
          <table:table-cell table:number-columns-repeated="2" office:value-type="string" calcext:value-type="string">
            <text:p>Exporter</text:p>
          </table:table-cell>
          <table:table-cell table:formula="of:=STRREV(&quot;הוצאת קובץ&quot;)" office:value-type="string" office:string-value="ץבוק תאצוה" calcext:value-type="string">
            <text:p>ץבוק תאצוה</text:p>
          </table:table-cell>
          <table:table-cell office:value-type="string" calcext:value-type="string">
            <text:p>Экспортер</text:p>
          </table:table-cell>
        </table:table-row>
        <table:table-row table:style-name="ro1">
          <table:table-cell table:number-columns-repeated="2" office:value-type="string" calcext:value-type="string">
            <text:p>Select period</text:p>
          </table:table-cell>
          <table:table-cell table:formula="of:=STRREV(&quot;בחר תקופה&quot;)" office:value-type="string" office:string-value="הפוקת רחב" calcext:value-type="string">
            <text:p>הפוקת רחב</text:p>
          </table:table-cell>
          <table:table-cell office:value-type="string" calcext:value-type="string">
            <text:p>Выберите период</text:p>
          </table:table-cell>
        </table:table-row>
        <table:table-row table:style-name="ro1">
          <table:table-cell table:number-columns-repeated="2" office:value-type="string" calcext:value-type="string">
            <text:p>Last 3 months</text:p>
          </table:table-cell>
          <table:table-cell table:formula="of:=STRREV(&quot;3 חודשים אחרונים&quot;)" office:value-type="string" office:string-value="םינורחא םישדוח 3" calcext:value-type="string">
            <text:p>םינורחא םישדוח 3</text:p>
          </table:table-cell>
          <table:table-cell office:value-type="string" calcext:value-type="string">
            <text:p>Последние 3 месяца</text:p>
          </table:table-cell>
        </table:table-row>
        <table:table-row table:style-name="ro1">
          <table:table-cell table:number-columns-repeated="2" office:value-type="string" calcext:value-type="string">
            <text:p>Export format</text:p>
          </table:table-cell>
          <table:table-cell table:formula="of:=STRREV(&quot;פורמט ייצוא&quot;)" office:value-type="string" office:string-value="אוציי טמרופ" calcext:value-type="string">
            <text:p>אוציי טמרופ</text:p>
          </table:table-cell>
          <table:table-cell office:value-type="string" calcext:value-type="string">
            <text:p>Формат экспорта</text:p>
          </table:table-cell>
        </table:table-row>
        <table:table-row table:style-name="ro1">
          <table:table-cell table:number-columns-repeated="2" office:value-type="string" calcext:value-type="string">
            <text:p>More export options?</text:p>
          </table:table-cell>
          <table:table-cell table:formula="of:=STRREV(&quot;עוד אופציות שמירה?&quot;)" office:value-type="string" office:string-value="?הרימש תויצפוא דוע" calcext:value-type="string">
            <text:p>?הרימש תויצפוא דוע</text:p>
          </table:table-cell>
          <table:table-cell office:value-type="string" calcext:value-type="string">
            <text:p>Больше возможностей экспорта?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תכנת&quot;)" office:value-type="string" office:string-value="תנכתמל חווד" calcext:value-type="string">
            <text:p>תנכתמל חווד</text:p>
          </table:table-cell>
          <table:table-cell office:value-type="string" calcext:value-type="string">
            <text:p>Сообщить разработчику</text:p>
          </table:table-cell>
        </table:table-row>
        <table:table-row table:style-name="ro1">
          <table:table-cell table:number-columns-repeated="2" office:value-type="string" calcext:value-type="string">
            <text:p>Export</text:p>
          </table:table-cell>
          <table:table-cell table:formula="of:=STRREV(&quot;יצוא&quot;)" office:value-type="string" office:string-value="אוצי" calcext:value-type="string">
            <text:p>אוצי</text:p>
          </table:table-cell>
          <table:table-cell office:value-type="string" calcext:value-type="string">
            <text:p>Экспорт</text:p>
          </table:table-cell>
        </table:table-row>
        <table:table-row table:style-name="ro1">
          <table:table-cell table:number-columns-repeated="4" office:value-type="string" calcext:value-type="string">
            <text:p>Unchangeable titles</text:p>
          </table:table-cell>
        </table:table-row>
        <table:table-row table:style-name="ro1">
          <table:table-cell table:number-columns-repeated="2" office:value-type="string" calcext:value-type="string">
            <text:p>Custom data</text:p>
          </table:table-cell>
          <table:table-cell table:formula="of:=STRREV(&quot;נתונים מותאמים אישית&quot;)" office:value-type="string" office:string-value="תישיא םימאתומ םינותנ" calcext:value-type="string">
            <text:p>תישיא םימאתומ םינותנ</text:p>
          </table:table-cell>
          <table:table-cell office:value-type="string" calcext:value-type="string">
            <text:p>Пользовательские данные</text:p>
          </table:table-cell>
        </table:table-row>
        <table:table-row table:style-name="ro1">
          <table:table-cell table:number-columns-repeated="2" office:value-type="string" calcext:value-type="string">
            <text:p>Confirm</text:p>
          </table:table-cell>
          <table:table-cell table:formula="of:=STRREV(&quot;קיבלתי&quot;)" office:value-type="string" office:string-value="יתלביק" calcext:value-type="string">
            <text:p>יתלביק</text:p>
          </table:table-cell>
          <table:table-cell office:value-type="string" calcext:value-type="string">
            <text:p>Подтвердить</text:p>
          </table:table-cell>
        </table:table-row>
        <table:table-row table:style-name="ro1">
          <table:table-cell table:number-columns-repeated="2" office:value-type="string" calcext:value-type="string">
            <text:p>Not now</text:p>
          </table:table-cell>
          <table:table-cell table:formula="of:=STRREV(&quot;לא עכשיו&quot;)" office:value-type="string" office:string-value="וישכע אל" calcext:value-type="string">
            <text:p>וישכע אל</text:p>
          </table:table-cell>
          <table:table-cell office:value-type="string" calcext:value-type="string">
            <text:p>Не сейчас</text:p>
          </table:table-cell>
        </table:table-row>
        <table:table-row table:style-name="ro1">
          <table:table-cell office:value-type="string" calcext:value-type="string">
            <text:p>finished_export_android</text:p>
          </table:table-cell>
          <table:table-cell office:value-type="string" calcext:value-type="string">
            <text:p>Export complete</text:p>
          </table:table-cell>
          <table:table-cell office:value-type="string" calcext:value-type="string">
            <text:p>הייצוא הושלם</text:p>
          </table:table-cell>
          <table:table-cell office:value-type="string" calcext:value-type="string">
            <text:p>Экспорт завершен</text:p>
          </table:table-cell>
        </table:table-row>
        <table:table-row table:style-name="ro1">
          <table:table-cell office:value-type="string" calcext:value-type="string">
            <text:p>finished_export_android_path</text:p>
          </table:table-cell>
          <table:table-cell office:value-type="string" calcext:value-type="string">
            <text:p>the file can be found in your DOWNLOADS folder</text:p>
          </table:table-cell>
          <table:table-cell office:value-type="string" calcext:value-type="string">
            <text:p>ניתן למצוא את הקובץ בתיקיית ההורדות שלך</text:p>
          </table:table-cell>
          <table:table-cell office:value-type="string" calcext:value-type="string">
            <text:p>файл можно найти в папке DOWNLOADS</text:p>
          </table:table-cell>
        </table:table-row>
        <table:table-row table:style-name="ro1">
          <table:table-cell office:value-type="string" calcext:value-type="string">
            <text:p>finished_export_ios</text:p>
          </table:table-cell>
          <table:table-cell office:value-type="string" calcext:value-type="string">
            <text:p>Export complete</text:p>
          </table:table-cell>
          <table:table-cell office:value-type="string" calcext:value-type="string">
            <text:p>הייצוא הושלם</text:p>
          </table:table-cell>
          <table:table-cell office:value-type="string" calcext:value-type="string">
            <text:p>Экспорт завершен</text:p>
          </table:table-cell>
        </table:table-row>
        <table:table-row table:style-name="ro1">
          <table:table-cell office:value-type="string" calcext:value-type="string">
            <text:p>finished_export_ios_path</text:p>
          </table:table-cell>
          <table:table-cell office:value-type="string" calcext:value-type="string">
            <text:p>the File can be found in iPhone File App &gt; On My Phone &gt; Time Check In/exports</text:p>
          </table:table-cell>
          <table:table-cell office:value-type="string" calcext:value-type="string">
            <text:p>ניתן למצוא את הקובץ באפליקציית הקבצים של iPhone &lt; בטלפון שלי &lt; TimeCheckIn/export</text:p>
          </table:table-cell>
          <table:table-cell office:value-type="string" calcext:value-type="string">
            <text:p>Файл можно найти в приложении «Файл iPhone» &gt; «На моем телефоне» &gt; «Время регистрации/экспорта».</text:p>
          </table:table-cell>
        </table:table-row>
        <table:table-row table:style-name="ro1">
          <table:table-cell table:number-columns-repeated="2" office:value-type="string" calcext:value-type="string">
            <text:p>Multi-select</text:p>
          </table:table-cell>
          <table:table-cell table:style-name="ce7" table:formula="of:=STRREV(&quot;בחירה מרובה&quot;)" office:value-type="string" office:string-value="הבורמ הריחב" calcext:value-type="string">
            <text:p>הבורמ הריחב</text:p>
          </table:table-cell>
          <table:table-cell office:value-type="string" calcext:value-type="string">
            <text:p>Выбрать несколько</text:p>
          </table:table-cell>
        </table:table-row>
        <table:table-row table:style-name="ro1">
          <table:table-cell table:number-columns-repeated="2" office:value-type="string" calcext:value-type="string">
            <text:p>Cancel selection</text:p>
          </table:table-cell>
          <table:table-cell table:formula="of:=STRREV(&quot;ביטול בחירה&quot;)" office:value-type="string" office:string-value="הריחב לוטיב" calcext:value-type="string">
            <text:p>הריחב לוטיב</text:p>
          </table:table-cell>
          <table:table-cell office:value-type="string" calcext:value-type="string">
            <text:p>Отменить выбор</text:p>
          </table:table-cell>
        </table:table-row>
        <table:table-row table:style-name="ro1">
          <table:table-cell table:number-columns-repeated="2" office:value-type="string" calcext:value-type="string">
            <text:p>Totals</text:p>
          </table:table-cell>
          <table:table-cell table:formula="of:=STRREV(&quot;סיכומים&quot;)" office:value-type="string" office:string-value="םימוכיס" calcext:value-type="string">
            <text:p>םימוכיס</text:p>
          </table:table-cell>
          <table:table-cell office:value-type="string" calcext:value-type="string">
            <text:p>Итоги</text:p>
          </table:table-cell>
        </table:table-row>
        <table:table-row table:style-name="ro1">
          <table:table-cell table:number-columns-repeated="2" office:value-type="string" calcext:value-type="string">
            <text:p>Settings</text:p>
          </table:table-cell>
          <table:table-cell table:formula="of:=STRREV(&quot;הגדרות&quot;)" office:value-type="string" office:string-value="תורדגה" calcext:value-type="string">
            <text:p>תורדגה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table:number-columns-repeated="2" office:value-type="string" calcext:value-type="string">
            <text:p>Unchangeable data</text:p>
          </table:table-cell>
          <table:table-cell table:formula="of:=STRREV(&quot;מידע לא משתנה&quot;)" office:value-type="string" office:string-value="הנתשמ אל עדימ" calcext:value-type="string">
            <text:p>הנתשמ אל עדימ</text:p>
          </table:table-cell>
          <table:table-cell office:value-type="string" calcext:value-type="string">
            <text:p>Неизменяемые данные</text:p>
          </table:table-cell>
        </table:table-row>
        <table:table-row table:style-name="ro1">
          <table:table-cell table:number-columns-repeated="2" office:value-type="string" calcext:value-type="string">
            <text:p>Export to</text:p>
          </table:table-cell>
          <table:table-cell table:formula="of:=STRREV(&quot;לשמר ל..&quot;)" office:value-type="string" office:string-value="..ל רמשל" calcext:value-type="string">
            <text:p>..ל רמשל</text:p>
          </table:table-cell>
          <table:table-cell office:value-type="string" calcext:value-type="string">
            <text:p>Экспортировать…</text:p>
          </table:table-cell>
        </table:table-row>
        <table:table-row table:style-name="ro1">
          <table:table-cell table:number-columns-repeated="2" office:value-type="string" calcext:value-type="string">
            <text:p>Forgot Check-in?</text:p>
          </table:table-cell>
          <table:table-cell table:formula="of:=STRREV(&quot;שכחת לכנס?&quot;)" office:value-type="string" office:string-value="?סנכל תחכש" calcext:value-type="string">
            <text:p>?סנכל תחכש</text:p>
          </table:table-cell>
          <table:table-cell office:value-type="string" calcext:value-type="string">
            <text:p>Забыли начать?</text:p>
          </table:table-cell>
        </table:table-row>
        <table:table-row table:style-name="ro1">
          <table:table-cell table:number-columns-repeated="2" office:value-type="string" calcext:value-type="string">
            <text:p>April Fools' Day</text:p>
          </table:table-cell>
          <table:table-cell table:formula="of:=STRREV(&quot;האחד באפריל&quot;)" office:value-type="string" office:string-value="לירפאב דחאה" calcext:value-type="string">
            <text:p>לירפאב דחאה</text:p>
          </table:table-cell>
          <table:table-cell office:value-type="string" calcext:value-type="string">
            <text:p>День дурака</text:p>
          </table:table-cell>
        </table:table-row>
        <table:table-row table:style-name="ro1">
          <table:table-cell table:number-columns-repeated="2" office:value-type="string" calcext:value-type="string">
            <text:p>International Women's Day</text:p>
          </table:table-cell>
          <table:table-cell table:formula="of:=STRREV(&quot;יום האישה הבינלאומי&quot;)" office:value-type="string" office:string-value="ימואלניבה השיאה םוי" calcext:value-type="string">
            <text:p>ימואלניבה השיאה םוי</text:p>
          </table:table-cell>
          <table:table-cell office:value-type="string" calcext:value-type="string">
            <text:p>Международный женский день</text:p>
          </table:table-cell>
        </table:table-row>
        <table:table-row table:style-name="ro1">
          <table:table-cell table:number-columns-repeated="2" office:value-type="string" calcext:value-type="string">
            <text:p>Day(s)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 (дни)</text:p>
          </table:table-cell>
        </table:table-row>
        <table:table-row table:style-name="ro1">
          <table:table-cell table:number-columns-repeated="2" office:value-type="string" calcext:value-type="string">
            <text:p>Targeted Working Hours</text:p>
          </table:table-cell>
          <table:table-cell table:formula="of:=STRREV(&quot;שעות עבודה ייעודיות&quot;)" office:value-type="string" office:string-value="תוידועיי הדובע תועש" calcext:value-type="string">
            <text:p>תוידועיי הדובע תועש</text:p>
          </table:table-cell>
          <table:table-cell office:value-type="string" calcext:value-type="string">
            <text:p>План часов</text:p>
          </table:table-cell>
        </table:table-row>
        <table:table-row table:style-name="ro1">
          <table:table-cell table:number-columns-repeated="2" office:value-type="string" calcext:value-type="string">
            <text:p>Monthly hours</text:p>
          </table:table-cell>
          <table:table-cell table:formula="of:=STRREV(&quot;יעד שעות עבודה בחודש&quot;)" office:value-type="string" office:string-value="שדוחב הדובע תועש דעי" calcext:value-type="string">
            <text:p>שדוחב הדובע תועש דעי</text:p>
          </table:table-cell>
          <table:table-cell office:value-type="string" calcext:value-type="string">
            <text:p>Ежемесячное кол. часов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18T12:02:49.357000000</meta:creation-date>
    <dc:date>2023-05-20T23:47:30.302000000</dc:date>
    <meta:editing-duration>P6DT18H28M57S</meta:editing-duration>
    <meta:editing-cycles>371</meta:editing-cycles>
    <meta:generator>LibreOffice/7.5.2.2$Windows_X86_64 LibreOffice_project/53bb9681a964705cf672590721dbc85eb4d0c3a2</meta:generator>
    <meta:document-statistic meta:table-count="1" meta:cell-count="832" meta:object-count="0"/>
  </office:meta>
</office:document-meta>
</file>